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8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officeooo:rsid="0019692b" officeooo:paragraph-rsid="0019692b"/>
    </style:style>
    <style:style style:name="P4" style:family="paragraph" style:parent-style-name="Heading_20_1">
      <style:text-properties style:font-name="Fira Sans" fo:font-size="18pt" officeooo:rsid="00034307" officeooo:paragraph-rsid="0016a07b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19692b"/>
    </style:style>
    <style:style style:name="T2" style:family="text">
      <style:text-properties style:font-name="Fira Sans" fo:font-size="12pt" officeooo:rsid="0017b132" style:font-size-asian="18pt" style:font-size-complex="18pt"/>
    </style:style>
    <style:style style:name="T3" style:family="text">
      <style:text-properties style:font-name="Fira Sans" fo:font-size="12pt" style:font-size-asian="18pt" style:font-size-complex="18pt"/>
    </style:style>
    <style:style style:name="T4" style:family="text">
      <style:text-properties fo:color="#3d7b7b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bbbbbb" loext:opacity="100%"/>
    </style:style>
    <style:style style:name="T7" style:family="text">
      <style:text-properties fo:color="#ba2121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008000" loext:opacity="100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8</text:span></text:p>
      <text:h text:style-name="P2" text:outline-level="1">Question</text:h>
      <text:p text:style-name="P3"><text:span text:style-name="T2">F</text:span><text:span text:style-name="T3">ind the directional derivative of </text:span><text:span text:style-name="T3"><draw:frame draw:style-name="fr1" draw:name="Object1" text:anchor-type="as-char" svg:y="-0.1728in" svg:width="0.6917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s/>at </text:span><text:span text:style-name="T3"><draw:frame draw:style-name="fr1" draw:name="Object3" text:anchor-type="as-char" svg:y="-0.1528in" svg:width="0.4618in" svg:height="0.201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along </text:span><text:span text:style-name="T3"><draw:frame draw:style-name="fr1" draw:name="Object2" text:anchor-type="as-char" svg:y="-0.1752in" svg:width="0.6898in" svg:height="0.21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.</text:span></text:p>
      <text:h text:style-name="P4" text:outline-level="1" text:is-list-header="true">Code</text:h>
      <text:p text:style-name="P5"><text:span text:style-name="T4"><text:s/>1 <text:s/></text:span><text:span text:style-name="T5">syms</text:span><text:span text:style-name="T6"> </text:span><text:span text:style-name="T7">x</text:span><text:span text:style-name="T6"> </text:span><text:span text:style-name="T7">y</text:span><text:span text:style-name="T6"> </text:span><text:span text:style-name="T7">z</text:span><text:span text:style-name="T5">;</text:span></text:p>
      <text:p text:style-name="P5"><text:span text:style-name="T4"><text:s/>2 <text:s/></text:span><text:span text:style-name="T5">f</text:span><text:span text:style-name="T6"> </text:span><text:span text:style-name="T5">=</text:span><text:span text:style-name="T6"> </text:span><text:span text:style-name="T5">x^</text:span><text:span text:style-name="T8">2</text:span><text:span text:style-name="T6"> </text:span><text:span text:style-name="T8">*</text:span><text:span text:style-name="T6"> </text:span><text:span text:style-name="T5">y^</text:span><text:span text:style-name="T8">2</text:span><text:span text:style-name="T6"> </text:span><text:span text:style-name="T8">*</text:span><text:span text:style-name="T6"> </text:span><text:span text:style-name="T5">z^</text:span><text:span text:style-name="T8">2</text:span><text:span text:style-name="T5">;</text:span></text:p>
      <text:p text:style-name="P5"><text:span text:style-name="T4"><text:s/>3 <text:s/></text:span><text:span text:style-name="T9">disp</text:span><text:span text:style-name="T5">(</text:span><text:span text:style-name="T7">'Function f = '</text:span><text:span text:style-name="T5">);</text:span></text:p>
      <text:p text:style-name="P5"><text:span text:style-name="T4"><text:s/>4 <text:s/></text:span><text:span text:style-name="T9">disp</text:span><text:span text:style-name="T5">(f);</text:span></text:p>
      <text:p text:style-name="P5"><text:span text:style-name="T4"><text:s/>5 <text:s/></text:span><text:span text:style-name="T5">grad</text:span><text:span text:style-name="T6"> </text:span><text:span text:style-name="T5">=</text:span><text:span text:style-name="T6"> </text:span><text:span text:style-name="T9">gradient</text:span><text:span text:style-name="T5">(f,[x,y,z]);</text:span></text:p>
      <text:p text:style-name="P5"><text:span text:style-name="T4"><text:s/>6 <text:s/></text:span><text:span text:style-name="T9">disp</text:span><text:span text:style-name="T6"> </text:span><text:span text:style-name="T5">(</text:span><text:span text:style-name="T7">'gradient of f at (x,y,z)'</text:span><text:span text:style-name="T5">)</text:span></text:p>
      <text:p text:style-name="P5"><text:span text:style-name="T4"><text:s/>7 <text:s/></text:span><text:span text:style-name="T9">disp</text:span><text:span text:style-name="T5">(grad);</text:span></text:p>
      <text:p text:style-name="P5"><text:span text:style-name="T4"><text:s/>8 <text:s/></text:span><text:span text:style-name="T5">b</text:span><text:span text:style-name="T6"> </text:span><text:span text:style-name="T5">=</text:span><text:span text:style-name="T6"> </text:span><text:span text:style-name="T5">subs(grad,</text:span><text:span text:style-name="T6"> </text:span><text:span text:style-name="T5">[x,y,z],</text:span><text:span text:style-name="T6"> </text:span><text:span text:style-name="T5">[</text:span><text:span text:style-name="T8">1</text:span><text:span text:style-name="T5">,</text:span><text:span text:style-name="T8">1</text:span><text:span text:style-name="T5">,</text:span><text:span text:style-name="T8">1</text:span><text:span text:style-name="T5">]);</text:span></text:p>
      <text:p text:style-name="P5"><text:span text:style-name="T4"><text:s/>9 <text:s/></text:span><text:span text:style-name="T5">c</text:span><text:span text:style-name="T6"> </text:span><text:span text:style-name="T5">=</text:span><text:span text:style-name="T6"> </text:span><text:span text:style-name="T9">double</text:span><text:span text:style-name="T5">(b);</text:span></text:p>
      <text:p text:style-name="P5"><text:span text:style-name="T4">10 <text:s/></text:span><text:span text:style-name="T9">disp</text:span><text:span text:style-name="T6"> </text:span><text:span text:style-name="T5">(</text:span><text:span text:style-name="T7">'gradient of f at (1,1,1)'</text:span><text:span text:style-name="T5">)</text:span></text:p>
      <text:p text:style-name="P5"><text:span text:style-name="T4">11 <text:s/></text:span><text:span text:style-name="T9">disp</text:span><text:span text:style-name="T5">(c);</text:span></text:p>
      <text:p text:style-name="P5"><text:span text:style-name="T4">12 <text:s/></text:span><text:span text:style-name="T5">a</text:span><text:span text:style-name="T6"> </text:span><text:span text:style-name="T5">=</text:span><text:span text:style-name="T6"> </text:span><text:span text:style-name="T5">[</text:span><text:span text:style-name="T8">2</text:span><text:span text:style-name="T5">,</text:span><text:span text:style-name="T8">-1</text:span><text:span text:style-name="T5">,</text:span><text:span text:style-name="T8">4</text:span><text:span text:style-name="T5">];</text:span></text:p>
      <text:p text:style-name="P5"><text:span text:style-name="T4">13 <text:s/></text:span><text:span text:style-name="T5">magnitude</text:span><text:span text:style-name="T6"> </text:span><text:span text:style-name="T5">=</text:span><text:span text:style-name="T6"> </text:span><text:span text:style-name="T9">norm</text:span><text:span text:style-name="T5">(a);</text:span></text:p>
      <text:p text:style-name="P5"><text:span text:style-name="T4">14 <text:s/></text:span><text:span text:style-name="T5">unit_vec</text:span><text:span text:style-name="T6"> </text:span><text:span text:style-name="T5">=</text:span><text:span text:style-name="T6"> </text:span><text:span text:style-name="T5">a</text:span><text:span text:style-name="T8">/</text:span><text:span text:style-name="T5">magnitude;</text:span></text:p>
      <text:p text:style-name="P5"><text:span text:style-name="T4">15 <text:s/></text:span><text:span text:style-name="T5">direc_deriv</text:span><text:span text:style-name="T6"> </text:span><text:span text:style-name="T5">=</text:span><text:span text:style-name="T6"> </text:span><text:span text:style-name="T9">dot</text:span><text:span text:style-name="T5">(b,unit_vec);</text:span></text:p>
      <text:p text:style-name="P5"><text:span text:style-name="T4">16 <text:s/></text:span><text:span text:style-name="T9">disp</text:span><text:span text:style-name="T5">(</text:span><text:span text:style-name="T7">'Directional Derivative of f at (1,1,1) along 2i^ - j^ + 4k^ = '</text:span><text:span text:style-name="T5">)</text:span></text:p>
      <text:p text:style-name="P5"><text:span text:style-name="T4">17 <text:s/></text:span><text:span text:style-name="T9">disp</text:span><text:span text:style-name="T5">(direc_deriv);</text:span></text:p>
      <text:h text:style-name="P6" text:outline-level="1">Output</text:h>
      <text:p text:style-name="P7">&gt;&gt; Assignment_8</text:p>
      <text:p text:style-name="P7">Function f = </text:p>
      <text:p text:style-name="P7">x^2*y^2*z^2</text:p>
      <text:p text:style-name="P7"><text:s/></text:p>
      <text:p text:style-name="P7">gradient of f at (x,y,z)</text:p>
      <text:p text:style-name="P7">2*x*y^2*z^2</text:p>
      <text:p text:style-name="P7">2*x^2*y*z^2</text:p>
      <text:p text:style-name="P7">2*x^2*y^2*z</text:p>
      <text:p text:style-name="P7"><text:s/></text:p>
      <text:p text:style-name="P7">gradient of f at (1,1,1)</text:p>
      <text:p text:style-name="P7"><text:s text:c="5"/>2</text:p>
      <text:p text:style-name="P7"><text:s text:c="5"/>2</text:p>
      <text:p text:style-name="P7"><text:s text:c="5"/>2</text:p>
      <text:p text:style-name="P7"><text:soft-page-break/></text:p>
      <text:p text:style-name="P7">Directional Derivative of f at (1,1,1) along 2i^ - j^ + 4k^ = </text:p>
      <text:p text:style-name="P7">(10*21^(1/2))/21</text:p>
      <text:p text:style-name="P7"><text:s/></text:p>
      <text:p text:style-name="P7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19692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9692b"/>
    </style:style>
    <style:style style:name="MT2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10</text:span><text:span text:style-name="MT2">.0</text:span><text:span text:style-name="MT1">3</text:span><text:span text:style-name="MT2">.2025</text:span></text:p>
        <text:p text:style-name="MP1">Date of Submission: <text:span text:style-name="MT1">24</text:span><text:span text:style-name="MT2">.0</text:span><text:span text:style-name="MT1">3</text:span><text:span text:style-name="MT2">.2025</text:span></text:p>
      </style:header>
      <style:footer>
        <text:p text:style-name="MP2"><text:bookmark-start text:name="PageNumWizard_FOOTER_Default Page Style1"/><text:page-number text:select-page="current">19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3-22T03:02:57.805838106</dc:date>
    <meta:editing-duration>PT53M12S</meta:editing-duration>
    <meta:editing-cycles>15</meta:editing-cycles>
    <meta:generator>LibreOffice/24.8.5.2$Linux_X86_64 LibreOffice_project/480$Build-2</meta:generator>
    <meta:print-date>2025-02-09T21:36:17.506835215</meta:print-date>
    <meta:printed-by>PDF files</meta:printed-by>
    <meta:document-statistic meta:table-count="0" meta:image-count="0" meta:object-count="3" meta:page-count="2" meta:paragraph-count="42" meta:word-count="144" meta:character-count="823" meta:non-whitespace-character-count="669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sup>
          <mi>x</mi>
          <mn>2</mn>
        </msup>
      </mrow>
      <msup>
        <mi>y</mi>
        <mn>2</mn>
      </msup>
      <msup>
        <mi>z</mi>
        <mn>2</mn>
      </msup>
    </mrow>
    <annotation encoding="StarMath 5.0">f = x^2 y^2 z^2 </annotation>
  </semantics>
</math>
</file>

<file path=Object 2/content.xml><?xml version="1.0" encoding="utf-8"?>
<math xmlns="http://www.w3.org/1998/Math/MathML" display="block">
  <semantics>
    <mrow>
      <mn>2</mn>
      <mrow>
        <mover accent="true">
          <mi>i</mi>
          <mo stretchy="true">^</mo>
        </mover>
        <mo stretchy="false">−</mo>
        <mover accent="true">
          <mi>j</mi>
          <mo stretchy="true">^</mo>
        </mover>
        <mo stretchy="false">+</mo>
        <mn>4</mn>
      </mrow>
      <mover accent="true">
        <mi>k</mi>
        <mo stretchy="true">^</mo>
      </mover>
    </mrow>
    <annotation encoding="StarMath 5.0">2 widehat {i} - widehat {j} + 4 widehat {k}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n>1,1,1</mn>
      </mrow>
      <mo fence="true" form="postfix" stretchy="false">)</mo>
    </mrow>
    <annotation encoding="StarMath 5.0">(1,1,1)</annotation>
  </semantics>
</math>
</file>